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align="center" style:justify-single-word="false" fo:text-indent="-0.635cm" style:auto-text-indent="false" style:text-autospace="none" style:punctuation-wrap="simple"/>
      <style:text-properties fo:font-size="16pt" style:font-size-asian="16pt" style:font-size-complex="16pt"/>
    </style:style>
    <style:style style:name="P2" style:family="paragraph" style:parent-style-name="Standard">
      <style:paragraph-properties fo:margin-left="1.27cm" fo:margin-right="0cm" fo:text-align="justify" style:justify-single-word="false" fo:text-indent="-0.635cm" style:auto-text-indent="false" style:text-autospace="none" style:punctuation-wrap="simpl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 style:text-autospace="none" style:punctuation-wrap="simpl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Анкет</text:span><text:span text:style-name="T2">а участника</text:span></text:p>
      <text:p text:style-name="P3">Ф.И.О. : Григорьев Семён Вячеславович</text:p>
      <text:p text:style-name="P3">Вуз : Санкт-Петербургский государственный университет</text:p>
      <text:p text:style-name="P3">Факультет : Математико-Механический</text:p>
      <text:p text:style-name="P3">Номер группы : 461</text:p>
      <text:p text:style-name="P3">Домашний адрес : Санкт-Петербург, Ропшинское шоссе, дом 13, квартира 87</text:p>
      <text:p text:style-name="P3">Телефон: 420-58-20 </text:p>
      <text:p text:style-name="P2">Адрес электронной почты: <text:span text:style-name="T3">rsdpisu</text:span><text:span text:style-name="T4">y@gmail.com</text:span></text:p>
      <text:p text:style-name="P2">Название секции: </text:p>
      <text:p text:style-name="P2">Предполагаемое название работы или доклада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5T14:34:33.62</dc:date>
    <dc:creator>Semen Grigorev</dc:creator>
    <meta:generator>OpenOffice.org/3.0$Win32 OpenOffice.org_project/300m15$Build-9379</meta:generator>
    <meta:document-statistic meta:table-count="0" meta:image-count="0" meta:object-count="0" meta:page-count="1" meta:paragraph-count="10" meta:word-count="42" meta:character-count="352"/>
    <meta:editing-duration>PT00H05M28S</meta:editing-duration>
    <meta:editing-cycles>1</meta:editing-cycles>
  </office:meta>
</office:document-meta>
</file>